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ct Backlog – Personal Web Desktop</text:h>
      <text:p text:style-name="Text_20_body"/>
      <text:list xml:id="list6080111311373849014" text:style-name="L1">
        <text:list-item>
          <text:p text:style-name="P1">Som användare vill jag mötas av ett stilrent skrivbord med ett aktivitetsfält där jag kan se ikoner för de olika miniapparna i appen.</text:p>
        </text:list-item>
        <text:list-item>
          <text:p text:style-name="P1">Som användare vill jag att skrivbordet ska ha samma storlek som webbbläsaren.</text:p>
        </text:list-item>
        <text:list-item>
          <text:p text:style-name="P1">Som användare vill jag kunna ha uppe flera fönster samtidigt och dessa ska vara enkla att hantera, och som visar all nödvändig info.</text:p>
        </text:list-item>
        <text:list-item>
          <text:p text:style-name="P1">Som användare vill jag inte att nya fönster ska täckas, eller täcka över de gamla.</text:p>
        </text:list-item>
        <text:list-item>
          <text:p text:style-name="P1">Som användare vill jag kunna se en snyggt uppradad överblick av alla bilder i små ikoner. </text:p>
        </text:list-item>
        <text:list-item>
          <text:p text:style-name="P1">Som användare vill jag ha bekräftelse på att systemet faktiskt laddar in mina bilder.</text:p>
        </text:list-item>
        <text:list-item>
          <text:p text:style-name="P1">Som användare vill jag kunna se bilderna i sin fullständiga storlek i ett nytt fönster.</text:p>
        </text:list-item>
        <text:list-item>
          <text:p text:style-name="P1">Som användare vill jag kunna läsa nyheter i RSS-flöden.</text:p>
        </text:list-item>
        <text:list-item>
          <text:p text:style-name="P1">Som användare vill jag veta om det fortfarande laddas in fler nyheter eller om applikationen har fastnat.</text:p>
        </text:list-item>
        <text:list-item>
          <text:p text:style-name="P1">Som användare vill jag kunna spela Memory, och ha uppe flera Memoryn i olika fönster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9:58:44.11</meta:creation-date>
    <meta:editing-duration>PT6M6S</meta:editing-duration>
    <meta:editing-cycles>2</meta:editing-cycles>
    <meta:generator>OpenOffice/4.0.1$Win32 OpenOffice.org_project/401m5$Build-9714</meta:generator>
    <dc:date>2013-12-21T10:04:38.75</dc:date>
    <dc:creator>Henrik Gabrielsson</dc:creator>
    <meta:document-statistic meta:table-count="0" meta:image-count="0" meta:object-count="0" meta:page-count="1" meta:paragraph-count="11" meta:word-count="175" meta:character-count="979"/>
  </office:meta>
</office:document-meta>
</file>